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" svg:font-family="'Liberation Serif'" style:font-adornments="Regular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, 'Courier New'" style:font-family-generic="modern" style:font-pitch="fixed"/>
    <style:font-face style:name="Liberation Serif2" svg:font-family="'Liberation Serif'" style:font-pitch="variable"/>
    <style:font-face style:name="OpenSymbol" svg:font-family="OpenSymbol, 'Arial Unicode MS'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3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6" svg:font-family="'Liberation Sans', Arial" style:font-family-generic="roman" style:font-pitch="variable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draw:marker-start="Dimension_20_Lines" draw:marker-start-width="0.375cm" draw:marker-end="Dimension_20_Lines" draw:marker-end-width="0.37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vertical-align="middle" draw:auto-grow-height="false" fo:min-height="3.17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136cm"/>
      <style:paragraph-properties style:writing-mode="lr-tb"/>
    </style:style>
    <style:style style:name="gr6" style:family="graphic" style:parent-style-name="standard">
      <style:graphic-properties svg:stroke-color="#000000" draw:fill="none" draw:textarea-vertical-align="middle" draw:auto-grow-height="false" fo:min-height="20.52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cm"/>
      <style:paragraph-properties style:writing-mode="lr-tb"/>
    </style:style>
    <style:style style:name="gr8" style:family="graphic" style:parent-style-name="standard">
      <style:graphic-properties svg:stroke-color="#000000" draw:fill-color="#f0e6ff" draw:textarea-horizontal-align="justify" draw:textarea-vertical-align="middle" draw:auto-grow-height="false" fo:min-height="0.545cm" fo:min-width="5.5cm"/>
    </style:style>
    <style:style style:name="gr9" style:family="graphic" style:parent-style-name="standard">
      <style:graphic-properties svg:stroke-color="#000000" draw:fill="none" draw:textarea-vertical-align="middle" draw:auto-grow-height="false" fo:min-height="17.22cm" fo:min-width="0.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9cm"/>
      <style:paragraph-properties style:writing-mode="lr-tb"/>
    </style:style>
    <style:style style:name="gr11" style:family="graphic" style:parent-style-name="standard">
      <style:graphic-properties svg:stroke-color="#000000" draw:fill-color="#f0e6ff" draw:textarea-horizontal-align="justify" draw:textarea-vertical-align="middle" draw:auto-grow-height="false" fo:min-height="0.546cm" fo:min-width="5.5cm"/>
    </style:style>
    <style:style style:name="gr12" style:family="graphic" style:parent-style-name="objectwithoutfill">
      <style:graphic-properties draw:marker-end="Arrow_20_concav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2.3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2.44cm"/>
      <style:paragraph-properties style:writing-mode="lr-tb"/>
    </style:style>
    <style:style style:name="gr15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2.36cm" fo:wrap-option="no-wrap"/>
      <style:paragraph-properties style:writing-mode="lr-tb"/>
    </style:style>
    <style:style style:name="gr16" style:family="graphic" style:parent-style-name="standard">
      <style:graphic-properties svg:stroke-color="#000000" draw:fill-color="#ffffcc" draw:textarea-horizontal-align="justify" draw:textarea-vertical-align="middle" draw:auto-grow-height="false" fo:min-height="0.466cm" fo:min-width="1.11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3.27cm"/>
    </style:style>
    <style:style style:name="gr19" style:family="graphic" style:parent-style-name="standard">
      <style:graphic-properties svg:stroke-color="#000000" draw:fill-color="#f0e6ff" draw:textarea-horizontal-align="justify" draw:textarea-vertical-align="middle" draw:auto-grow-height="false" fo:min-height="2.8cm" fo:min-width="0.3cm"/>
    </style:style>
    <style:style style:name="gr20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9.5cm"/>
    </style:style>
    <style:style style:name="gr21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4.39cm"/>
    </style:style>
    <style:style style:name="gr22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6.844cm"/>
    </style:style>
    <style:style style:name="gr23" style:family="graphic" style:parent-style-name="standard">
      <style:graphic-properties svg:stroke-color="#000000" draw:fill-color="#f0e6ff" draw:textarea-horizontal-align="justify" draw:textarea-vertical-align="middle" draw:auto-grow-height="false" fo:min-height="1.41cm" fo:min-width="0.3cm"/>
    </style:style>
    <style:style style:name="gr24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0.3cm"/>
    </style:style>
    <style:style style:name="gr25" style:family="graphic" style:parent-style-name="standard">
      <style:graphic-properties svg:stroke-color="#000000" draw:fill-color="#f0e6ff" draw:textarea-horizontal-align="justify" draw:textarea-vertical-align="middle" draw:auto-grow-height="false" fo:min-height="1.05cm" fo:min-width="0.3cm"/>
    </style:style>
    <style:style style:name="gr26" style:family="graphic" style:parent-style-name="standard">
      <style:graphic-properties svg:stroke-color="#000000" draw:fill-color="#f0e6ff" draw:textarea-horizontal-align="justify" draw:textarea-vertical-align="middle" draw:auto-grow-height="false" fo:min-height="1.35cm" fo:min-width="0.3cm"/>
    </style:style>
    <style:style style:name="gr27" style:family="graphic" style:parent-style-name="standard">
      <style:graphic-properties svg:stroke-color="#000000" draw:fill-color="#f0e6ff" draw:textarea-horizontal-align="justify" draw:textarea-vertical-align="middle" draw:auto-grow-height="false" fo:min-height="1.91cm" fo:min-width="0.3cm"/>
    </style:style>
    <style:style style:name="gr28" style:family="graphic" style:parent-style-name="standard">
      <style:graphic-properties svg:stroke-color="#000000" draw:fill-color="#f0e6ff" draw:textarea-horizontal-align="justify" draw:textarea-vertical-align="middle" draw:auto-grow-height="false" fo:min-height="2.08cm" fo:min-width="0.3cm"/>
    </style:style>
    <style:style style:name="gr29" style:family="graphic" style:parent-style-name="standard">
      <style:graphic-properties svg:stroke-color="#000000" draw:fill-color="#f0e6ff" draw:textarea-horizontal-align="justify" draw:textarea-vertical-align="middle" draw:auto-grow-height="false" fo:min-height="0.966cm" fo:min-width="0.3cm"/>
    </style:style>
    <style:style style:name="gr30" style:family="graphic" style:parent-style-name="standard">
      <style:graphic-properties svg:stroke-color="#000000" draw:fill-color="#f0e6ff" draw:textarea-horizontal-align="justify" draw:textarea-vertical-align="middle" draw:auto-grow-height="false" fo:min-height="1.546cm" fo:min-width="0.3cm"/>
    </style:style>
    <style:style style:name="gr31" style:family="graphic" style:parent-style-name="standard">
      <style:graphic-properties svg:stroke-color="#000000" draw:fill-color="#f0e6ff" draw:textarea-horizontal-align="justify" draw:textarea-vertical-align="middle" draw:auto-grow-height="false" fo:min-height="2.523cm" fo:min-width="0.3cm"/>
    </style:style>
    <style:style style:name="gr32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4.746cm"/>
    </style:style>
    <style:style style:name="gr33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8.013cm"/>
    </style:style>
    <style:style style:name="gr34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6.395cm"/>
    </style:style>
    <style:style style:name="gr35" style:family="graphic" style:parent-style-name="standard">
      <style:graphic-properties svg:stroke-color="#000000" draw:fill-color="#f0e6ff" draw:textarea-horizontal-align="justify" draw:textarea-vertical-align="middle" draw:auto-grow-height="false" fo:min-height="0.55cm" fo:min-width="3.387cm"/>
    </style:style>
    <style:style style:name="gr36" style:family="graphic" style:parent-style-name="standard">
      <style:graphic-properties svg:stroke-color="#000000" draw:fill-color="#f0e6ff" draw:textarea-horizontal-align="justify" draw:textarea-vertical-align="middle" draw:auto-grow-height="false" fo:min-height="2.438cm" fo:min-width="0.3cm"/>
    </style:style>
    <style:style style:name="gr37" style:family="graphic" style:parent-style-name="standard">
      <style:graphic-properties svg:stroke-color="#000000" draw:fill-color="#f0e6ff" draw:textarea-horizontal-align="justify" draw:textarea-vertical-align="middle" draw:auto-grow-height="false" fo:min-height="1.686cm" fo:min-width="0.3cm"/>
    </style:style>
    <style:style style:name="gr38" style:family="graphic" style:parent-style-name="standard">
      <style:graphic-properties svg:stroke-color="#000000" draw:fill-color="#f0e6ff" draw:textarea-horizontal-align="justify" draw:textarea-vertical-align="middle" draw:auto-grow-height="false" fo:min-height="1.212cm" fo:min-width="0.3cm"/>
    </style:style>
    <style:style style:name="gr39" style:family="graphic" style:parent-style-name="standard">
      <style:graphic-properties svg:stroke-color="#000000" draw:fill-color="#f0e6ff" draw:textarea-horizontal-align="justify" draw:textarea-vertical-align="middle" draw:auto-grow-height="false" fo:min-height="0.855cm" fo:min-width="0.3cm"/>
    </style:style>
    <style:style style:name="gr40" style:family="graphic" style:parent-style-name="standard">
      <style:graphic-properties svg:stroke-color="#000000" draw:fill="none" draw:textarea-vertical-align="middle" draw:auto-grow-height="false" fo:min-height="8.776cm" fo:min-width="0.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51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43" style:family="graphic" style:parent-style-name="standard">
      <style:graphic-properties svg:stroke-color="#000000" draw:fill="none" draw:textarea-vertical-align="middle" draw:auto-grow-height="false" fo:min-height="17.03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11.509cm"/>
      <style:paragraph-properties style:writing-mode="lr-tb"/>
    </style:style>
    <style:style style:name="gr45" style:family="graphic" style:parent-style-name="standard">
      <style:graphic-properties svg:stroke-color="#000000" draw:fill-color="#ffe1ff" draw:textarea-horizontal-align="justify" draw:textarea-vertical-align="middle" draw:auto-grow-height="false" fo:min-height="1.75cm" fo:min-width="3.5cm"/>
    </style:style>
    <style:style style:name="gr46" style:family="graphic" style:parent-style-name="standard">
      <style:graphic-properties svg:stroke-color="#000000" draw:fill-color="#ffe1ff" draw:textarea-horizontal-align="justify" draw:textarea-vertical-align="middle" draw:auto-grow-height="false" fo:min-height="2.25cm" fo:min-width="2.7cm"/>
    </style:style>
    <style:style style:name="gr47" style:family="graphic" style:parent-style-name="standard">
      <style:graphic-properties svg:stroke-color="#000000" draw:fill-color="#ffe1ff" draw:textarea-horizontal-align="justify" draw:textarea-vertical-align="middle" draw:auto-grow-height="false" fo:min-height="0.55cm" fo:min-width="9.5cm"/>
    </style:style>
    <style:style style:name="gr48" style:family="graphic" style:parent-style-name="standard">
      <style:graphic-properties svg:stroke-color="#000000" draw:fill-color="#ffe1ff" draw:textarea-horizontal-align="justify" draw:textarea-vertical-align="middle" draw:auto-grow-height="false" fo:min-height="1.35cm" fo:min-width="4.5cm"/>
    </style:style>
    <style:style style:name="gr49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7.5cm"/>
    </style:style>
    <style:style style:name="gr5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0000" draw:fill="none" draw:textarea-vertical-align="middle" draw:auto-grow-height="false" fo:min-height="9.61cm" fo:min-width="0.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4.955cm"/>
      <style:paragraph-properties style:writing-mode="lr-tb"/>
    </style:style>
    <style:style style:name="gr53" style:family="graphic" style:parent-style-name="standard">
      <style:graphic-properties svg:stroke-color="#000000" draw:fill-color="#f0e6ff" draw:textarea-horizontal-align="justify" draw:textarea-vertical-align="middle" draw:auto-grow-height="false" fo:min-height="0cm" fo:min-width="8.496cm"/>
    </style:style>
    <style:style style:name="gr54" style:family="graphic" style:parent-style-name="standard">
      <style:graphic-properties svg:stroke-color="#000000" draw:fill-color="#f0e6ff" draw:textarea-horizontal-align="justify" draw:textarea-vertical-align="middle" draw:auto-grow-height="false" fo:min-height="0cm" fo:min-width="9.281cm"/>
    </style:style>
    <style:style style:name="gr55" style:family="graphic" style:parent-style-name="standard">
      <style:graphic-properties svg:stroke-color="#000000" draw:fill-color="#f0e6ff" draw:textarea-horizontal-align="justify" draw:textarea-vertical-align="middle" draw:auto-grow-height="false" fo:min-height="0cm" fo:min-width="9.5cm"/>
    </style:style>
    <style:style style:name="gr56" style:family="graphic" style:parent-style-name="standard">
      <style:graphic-properties svg:stroke-color="#000000" draw:fill-color="#f0e6ff" draw:textarea-horizontal-align="justify" draw:textarea-vertical-align="middle" draw:auto-grow-height="false" fo:min-height="0cm" fo:min-width="8.009cm"/>
    </style:style>
    <style:style style:name="gr57" style:family="graphic" style:parent-style-name="standard">
      <style:graphic-properties svg:stroke-color="#000000" draw:fill="none" draw:textarea-vertical-align="middle" draw:auto-grow-height="false" fo:min-height="0.67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963cm"/>
      <style:paragraph-properties style:writing-mode="lr-tb"/>
    </style:style>
    <style:style style:name="gr59" style:family="graphic" style:parent-style-name="standard">
      <style:graphic-properties svg:stroke-color="#000000" draw:fill-color="#f0e6ff" draw:textarea-horizontal-align="justify" draw:textarea-vertical-align="middle" draw:auto-grow-height="false" fo:min-height="1.376cm" fo:min-width="5.526cm"/>
      <style:paragraph-properties style:writing-mode="lr-tb"/>
    </style:style>
    <style:style style:name="gr60" style:family="graphic" style:parent-style-name="standard">
      <style:graphic-properties svg:stroke-color="#000000" draw:fill-color="#ffffcc" draw:textarea-horizontal-align="justify" draw:textarea-vertical-align="middle" draw:auto-grow-height="false" fo:min-height="1.18cm" fo:min-width="2.994cm" fo:wrap-option="no-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5.276cm"/>
      <style:paragraph-properties style:writing-mode="lr-tb"/>
    </style:style>
    <style:style style:name="pr7" style:family="presentation" style:parent-style-name="master_5f_-notes">
      <style:graphic-properties draw:fill-color="#ffffff" draw:auto-grow-height="true" fo:min-height="14.166cm"/>
      <style:paragraph-properties style:writing-mode="lr-tb"/>
    </style:style>
    <style:style style:name="pr8" style:family="presentation" style:parent-style-name="master_5f_-title">
      <style:graphic-properties fo:min-height="1.741cm"/>
      <style:paragraph-properties style:writing-mode="lr-tb"/>
    </style:style>
    <style:style style:name="pr9" style:family="presentation" style:parent-style-name="master_5f_-outline1">
      <style:graphic-properties fo:min-height="14.15cm"/>
      <style:paragraph-properties style:writing-mode="lr-tb"/>
    </style:style>
    <style:style style:name="pr10" style:family="presentation" style:parent-style-name="master_5f_-notes">
      <style:graphic-properties draw:fill-color="#ffffff" fo:min-height="13.364cm"/>
      <style:paragraph-properties style:writing-mode="lr-tb"/>
    </style:style>
    <style:style style:name="pr11" style:family="presentation" style:parent-style-name="master_5f_-title">
      <style:graphic-properties draw:auto-grow-height="true" fo:min-height="3.473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4.921cm"/>
      <style:paragraph-properties style:writing-mode="lr-tb"/>
    </style:style>
    <style:style style:name="pr13" style:family="presentation" style:parent-style-name="master_5f_-title">
      <style:graphic-properties draw:auto-grow-height="true" fo:min-height="1.737cm"/>
      <style:paragraph-properties style:writing-mode="lr-tb"/>
    </style:style>
    <style:style style:name="pr14" style:family="presentation" style:parent-style-name="master_5f_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2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paragraph-properties style:writing-mode="lr-tb"/>
      <style:text-properties fo:color="#000000" fo:font-size="28pt" style:font-size-asian="28pt" style:font-size-complex="2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.5cm">
        <style:tab-stops>
          <style:tab-stop style:position="11.013cm"/>
          <style:tab-stop style:position="16.087cm"/>
        </style:tab-stops>
      </style:paragraph-properties>
    </style:style>
    <style:style style:name="P14" style:family="paragraph">
      <style:paragraph-properties fo:margin-top="0cm" fo:margin-bottom="0.2cm">
        <style:tab-stops>
          <style:tab-stop style:position="11.013cm"/>
          <style:tab-stop style:position="16.087cm"/>
        </style:tab-stops>
      </style:paragraph-properties>
    </style:style>
    <style:style style:name="P15" style:family="paragraph">
      <style:paragraph-properties fo:margin-top="0cm" fo:margin-bottom="0.4cm">
        <style:tab-stops>
          <style:tab-stop style:position="11.013cm"/>
          <style:tab-stop style:position="16.087cm"/>
        </style:tab-stops>
      </style:paragraph-properties>
    </style:style>
    <style:style style:name="P16" style:family="paragraph">
      <style:paragraph-properties fo:margin-top="0cm" fo:margin-bottom="0.2cm">
        <style:tab-stops>
          <style:tab-stop style:position="8.008cm"/>
          <style:tab-stop style:position="16.087cm"/>
        </style:tab-stops>
      </style:paragraph-properties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9" style:family="paragraph">
      <style:paragraph-properties style:writing-mode="lr-tb"/>
      <style:text-properties fo:color="#000000" fo:font-size="22pt" style:font-size-asian="22pt" style:font-size-complex="2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-color="#f0e6f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24" style:family="paragraph"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18pt"/>
    </style:style>
    <style:style style:name="P27" style:family="paragraph">
      <style:paragraph-properties fo:margin-left="0cm" fo:margin-right="0cm" fo:margin-top="0cm" fo:margin-bottom="0.2cm" fo:text-indent="0cm"/>
    </style:style>
    <style:style style:name="P28" style:family="paragraph">
      <loext:graphic-properties draw:fill-color="#ffe1ff"/>
      <style:paragraph-properties fo:text-align="center"/>
    </style:style>
    <style:style style:name="P29" style:family="paragraph">
      <style:paragraph-properties fo:margin-top="0cm" fo:margin-bottom="0.5cm"/>
    </style:style>
    <style:style style:name="P30" style:family="paragraph">
      <style:paragraph-properties fo:margin-left="0cm" fo:margin-right="0cm" fo:margin-top="0cm" fo:margin-bottom="0.5cm" fo:text-indent="0cm">
        <style:tab-stops>
          <style:tab-stop style:position="8.008cm"/>
          <style:tab-stop style:position="16.087cm"/>
        </style:tab-stops>
      </style:paragraph-properties>
    </style:style>
    <style:style style:name="P31" style:family="paragraph">
      <style:paragraph-properties fo:margin-left="0cm" fo:margin-right="0cm" fo:margin-top="0cm" fo:margin-bottom="0.4cm" fo:text-indent="0cm">
        <style:tab-stops>
          <style:tab-stop style:position="8.008cm"/>
          <style:tab-stop style:position="16.087cm"/>
        </style:tab-stops>
      </style:paragraph-properties>
    </style:style>
    <style:style style:name="P32" style:family="paragraph">
      <style:paragraph-properties>
        <style:tab-stops>
          <style:tab-stop style:position="8.008cm"/>
          <style:tab-stop style:position="16.087cm"/>
        </style:tab-stops>
      </style:paragraph-properties>
    </style:style>
    <style:style style:name="P33" style:family="paragraph">
      <style:paragraph-properties fo:margin-top="0cm" fo:margin-bottom="2.2cm">
        <style:tab-stops>
          <style:tab-stop style:position="8.008cm"/>
          <style:tab-stop style:position="16.087cm"/>
        </style:tab-stops>
      </style:paragraph-properties>
    </style:style>
    <style:style style:name="P34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cm" fo:margin-bottom="0.5cm" fo:text-indent="0cm"/>
    </style:style>
    <style:style style:name="P36" style:family="paragraph">
      <style:paragraph-properties style:writing-mode="lr-tb"/>
      <style:text-properties fo:color="#000000"/>
    </style:style>
    <style:style style:name="P37" style:family="paragraph">
      <style:paragraph-properties fo:margin-top="0cm" fo:margin-bottom="0.3cm"/>
    </style:style>
    <style:style style:name="P38" style:family="paragraph">
      <style:paragraph-properties fo:margin-top="0cm" fo:margin-bottom="0.2cm" style:writing-mode="lr-tb"/>
      <style:text-properties fo:color="#000000" fo:font-size="26pt" style:font-size-asian="26pt" style:font-size-complex="26pt"/>
    </style:style>
    <style:style style:name="P3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Sans2" fo:font-size="14pt" style:font-size-asian="14pt" style:font-size-complex="14pt"/>
    </style:style>
    <style:style style:name="T1" style:family="text">
      <style:text-properties fo:color="#ffffff" style:font-name="Liberation Sans2" fo:font-size="32pt" fo:language="ru" fo:country="RU" style:font-size-asian="32pt" style:font-size-complex="32pt"/>
    </style:style>
    <style:style style:name="T2" style:family="text">
      <style:text-properties fo:color="#ffffff" style:font-name="Liberation Sans2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fo:font-size="28pt" fo:language="ru" fo:country="RU" style:font-size-asian="28pt" style:font-size-complex="2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erif3" fo:font-size="28pt" fo:language="ru" fo:country="RU" fo:font-style="normal" fo:text-shadow="none" style:text-underline-style="none" fo:font-weight="normal" style:letter-kerning="true" style:font-name-asian="Droid Sans Fallback2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22pt" fo:language="ru" fo:country="RU" style:font-size-asian="22pt" style:font-size-complex="22pt"/>
    </style:style>
    <style:style style:name="T13" style:family="text">
      <style:text-properties fo:color="#000000"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6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iberation Mono1" fo:font-size="18pt"/>
    </style:style>
    <style:style style:name="T21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2" style:family="text">
      <style:text-properties style:font-name="Liberation Sans4" fo:font-size="16pt" style:font-name-asian="Liberation Sans1" style:font-size-asian="16pt" style:font-name-complex="Liberation Sans1" style:font-size-complex="16pt"/>
    </style:style>
    <style:style style:name="T23" style:family="text">
      <style:text-properties style:font-name="Liberation Sans4" fo:font-size="16pt" fo:font-style="italic" style:font-name-asian="Liberation Sans1" style:font-size-asian="16pt" style:font-style-asian="italic" style:font-name-complex="Liberation Sans1" style:font-size-complex="16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language="ru" fo:country="RU" fo:text-shadow="none" style:text-underline-style="none" fo:font-weight="normal" style:letter-kerning="true" style:font-name-asian="Droid Sans Fallback2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Liberation Serif" fo:font-size="22pt" fo:language="ru" fo:country="RU" style:font-name-asian="Liberation Serif" style:font-size-asian="22pt" style:font-name-complex="Liberation Serif" style:font-size-complex="22pt"/>
    </style:style>
    <style:style style:name="T27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font-size="26pt" fo:language="ru" fo:country="RU" style:font-size-asian="26pt" style:font-size-complex="26pt"/>
    </style:style>
    <style:style style:name="T30" style:family="text">
      <style:text-properties fo:color="#000000" fo:font-size="26pt" fo:language="ru" fo:country="RU" fo:font-style="normal" style:font-size-asian="26pt" style:font-style-asian="normal" style:font-size-complex="26pt" style:font-style-complex="normal"/>
    </style:style>
    <style:style style:name="T31" style:family="text">
      <style:text-properties fo:color="#000000" fo:font-size="24pt" fo:language="ru" fo:country="RU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татистика</text:span><text:span text:style-name="T2"><text:line-break/></text:span><text:span text:style-name="T2">Базовая статисти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Базовая статистика</text:span></text:p>
              </text:list-item>
              <text:list-item>
                <text:p text:style-name="P9"><text:span text:style-name="T10">Наиболее частые значения и гистограммы</text:span></text:p>
              </text:list-item>
              <text:list-item>
                <text:p text:style-name="P9"><text:span text:style-name="T10">Статистика элементов составных значений</text:span></text:p>
              </text:list-item>
              <text:list-item>
                <text:p text:style-name="P9"><text:span text:style-name="T10">Использование статистики для оценки кардинальности</text:span><text:span text:style-name="T10"><text:line-break/></text:span><text:span text:style-name="T10">и селективности</text:span></text:p>
              </text:list-item>
              <text:list-item>
                <text:p text:style-name="P10"><text:span text:style-name="T11">Частные и о</text:span><text:span text:style-name="T10">бщие планы выполнения</text:span></text:p>
              </text:list-item>
              <text:list-item>
                <text:p text:style-name="P10"><text:span text:style-name="T10">Частичный индекс и индекс по выражению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Базовая статистика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1">Размер таблицы</text:span></text:p>
                <text:list>
                  <text:list-item>
                    <text:p text:style-name="P13"><text:span text:style-name="T12">строки (pg_class.reltuples) и страницы (pg_class.relpages) </text:span></text:p>
                  </text:list-item>
                </text:list>
              </text:list-item>
              <text:list-item>
                <text:p text:style-name="P9"><text:span text:style-name="T10">Собирается</text:span></text:p>
                <text:list>
                  <text:list-item>
                    <text:p text:style-name="P14"><text:span text:style-name="T12">операциями DDL</text:span></text:p>
                  </text:list-item>
                  <text:list-item>
                    <text:p text:style-name="P14"><text:span text:style-name="T12">очисткой</text:span></text:p>
                  </text:list-item>
                  <text:list-item>
                    <text:p text:style-name="P13"><text:span text:style-name="T12">анализом</text:span></text:p>
                  </text:list-item>
                </text:list>
              </text:list-item>
              <text:list-item>
                <text:p text:style-name="P15"><text:span text:style-name="T10">Настройка</text:span></text:p>
                <text:list>
                  <text:list-item>
                    <text:p text:style-name="P16"><text:span text:style-name="T13">default_statistics_target</text:span><text:span text:style-name="T12"> = 100</text:span></text:p>
                  </text:list-item>
                  <text:list-item>
                    <text:p text:style-name="P16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8" draw:layer="layout" svg:width="16.799cm" svg:height="15.276cm" svg:x="2.1cm" svg:y="14.107cm" presentation:class="notes" presentation:user-transformed="true">
            <draw:text-box>
              <text:p text:style-name="P17"><text:span text:style-name="T5">Базовая статистика собирается на уровне всей таблицы и на уровне отдельных столбцов.</text:span></text:p>
              <text:p text:style-name="P17"><text:span text:style-name="T14">К статистике таблицы относится информация о размере объекта (reltuples и relpages в таблице pg_class). Поскольку такая статистика крайне важна, она обновл</text:span><text:span text:style-name="T5">яется некоторыми DDL-операциями (CREATE INDEX, CREATE TABLE AS SELECT) и уточняется при очистке и анализе. </text:span></text:p>
              <text:p text:style-name="P17"><text:span text:style-name="T14">Кроме того, планировщик масштабирует количество строк</text:span><text:span text:style-name="T14"><text:line-break/></text:span><text:span text:style-name="T14">в соответствии с отклонением реального размера файла данных</text:span><text:span text:style-name="T14"><text:line-break/></text:span><text:span text:style-name="T14">от значения relpages.</text:span></text:p>
              <text:p text:style-name="P17"><text:span text:style-name="T14">При анализе просматривается случайная выборка строк. Установлено, что размер выборки, обеспечивающий хорошую точность оценок, практически не зависит от размера таблицы. В качестве размера выборки используется ориентир статистики, заданный параметром </text:span><text:span text:style-name="T15">default_statistics_target</text:span><text:span text:style-name="T5">, умноженный на 300.</text:span></text:p>
              <text:p text:style-name="P17"><text:span text:style-name="T5">При этом следует понимать, что статистика не должна быть абсолютно точной, чтобы планировщик мог выбрать приемлемый план; часто достаточно попадания в порядок.</text:span></text:p>
              <text:p text:style-name="P17"><text:span text:style-name="T16"><text:a xlink:href="https://postgrespro.ru/docs/postgresql/16/row-estimation-examples" xlink:type="simple">https://postgrespro.ru/docs/postgresql/16/row-estimation-examples</text:a>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4" draw:text-style-name="P11" draw:layer="layout" svg:width="25.6cm" svg:height="14.504cm" svg:x="1.2cm" svg:y="4.8cm" presentation:class="outline" presentation:user-transformed="true">
          <draw:text-box>
            <text:p/>
          </draw:text-box>
        </draw:frame>
        <draw:frame presentation:style-name="pr4" draw:text-style-name="P1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pg_statistic (pg_stats)</text:span></text:p>
              </text:list-item>
            </text:list>
          </draw:text-box>
        </draw:fram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Базовая статистика</text:span></text:p>
          </draw:text-box>
        </draw:frame>
        <draw:line draw:style-name="gr3" draw:text-style-name="P20" draw:layer="layout" svg:x1="19.092cm" svg:y1="17.32cm" svg:x2="22.592cm" svg:y2="17.32cm">
          <text:p/>
        </draw:line>
        <draw:custom-shape draw:style-name="gr4" draw:text-style-name="P20" draw:layer="layout" svg:width="0.358cm" svg:height="3.426cm" draw:transform="rotate (1.5707963267949) translate (19.13cm 16.99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1" draw:layer="layout" svg:width="2.636cm" svg:height="0.886cm" svg:x="19.601cm" svg:y="15.655cm">
          <draw:text-box>
            <text:p><text:span text:style-name="T17">null_frac</text:span></text:p>
          </draw:text-box>
        </draw:frame>
        <draw:custom-shape draw:style-name="gr6" draw:text-style-name="P20" draw:layer="layout" svg:width="0.62cm" svg:height="21.026cm" draw:transform="rotate (1.5707963267949) translate (1.492cm 18.219cm)">
          <text:p/>
          <draw:enhanced-geometry svg:viewBox="0 0 21600 21600" draw:mirror-vertical="fals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1" draw:layer="layout" svg:width="7.5cm" svg:height="0.878cm" svg:x="8.325cm" svg:y="18.195cm">
          <draw:text-box>
            <text:p><text:span text:style-name="T17">pg_class.reltuples, relpages</text:span></text:p>
          </draw:text-box>
        </draw:frame>
        <draw:custom-shape draw:style-name="gr8" draw:text-style-name="P22" draw:layer="layout" svg:width="6cm" svg:height="0.795cm" draw:transform="rotate (-1.5707963267949) translate (11.045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0.53cm" svg:height="17.47cm" draw:transform="rotate (1.5707963267949) translate (1.524cm 10.995cm)">
          <text:p/>
          <draw:enhanced-geometry svg:viewBox="0 0 21600 21600" draw:mirror-vertical="tru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1" draw:layer="layout" svg:width="2.89cm" svg:height="0.886cm" svg:x="8.813cm" svg:y="9.521cm">
          <draw:text-box>
            <text:p><text:span text:style-name="T17">n_distinct</text:span></text:p>
          </draw:text-box>
        </draw:frame>
        <draw:custom-shape draw:style-name="gr11" draw:text-style-name="P22" draw:layer="layout" svg:width="6cm" svg:height="0.796cm" draw:transform="rotate (-1.5707963267949) translate (11.841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2.636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13.432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4.227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15.023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5.818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16.614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7.409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18.205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9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7.864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8.659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9.455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10.25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4.682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5.477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6.273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7.068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2.295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6cm" svg:height="0.796cm" draw:transform="rotate (-1.5707963267949) translate (3.091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2" draw:layer="layout" svg:width="6cm" svg:height="0.795cm" draw:transform="rotate (-1.5707963267949) translate (3.886cm 11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0" draw:layer="layout" svg:x1="1.442cm" svg:y1="17.326cm" svg:x2="19.139cm" svg:y2="17.32cm">
          <text:p/>
        </draw:line>
        <draw:line draw:style-name="gr12" draw:text-style-name="P20" draw:layer="layout" svg:x1="22.412cm" svg:y1="17.32cm" svg:x2="25.964cm" svg:y2="17.32cm">
          <text:p/>
        </draw:line>
        <draw:frame draw:style-name="gr13" draw:text-style-name="P23" draw:layer="layout" svg:width="2.877cm" svg:height="1.036cm" svg:x="23.125cm" svg:y="16.295cm">
          <draw:text-box>
            <text:p><text:span text:style-name="T18">значения</text:span></text:p>
          </draw:text-box>
        </draw:frame>
        <draw:line draw:style-name="gr12" draw:text-style-name="P20" draw:layer="layout" svg:x1="1.492cm" svg:y1="17.285cm" svg:x2="1.492cm" svg:y2="6.881cm">
          <text:p/>
        </draw:line>
        <draw:frame draw:style-name="gr14" draw:text-style-name="P23" draw:layer="layout" svg:width="2.94cm" svg:height="1.036cm" draw:transform="rotate (1.5707963267949) translate (1.537cm 9.821cm)">
          <draw:text-box>
            <text:p><text:span text:style-name="T18">частота</text:span></text:p>
          </draw:text-box>
        </draw:frame>
        <draw:custom-shape draw:style-name="gr15" draw:text-style-name="P25" draw:layer="layout" svg:width="4.064cm" svg:height="1.524cm" svg:x="11.314cm" svg:y="7.642cm">
          <text:p text:style-name="P24"><text:span text:style-name="T19">количество</text:span></text:p>
          <text:p text:style-name="P24"><text:span text:style-name="T19">или дол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68.48708487085 31670.55737704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5" draw:layer="layout" svg:width="2.286cm" svg:height="1.016cm" svg:x="20.728cm" svg:y="13.97cm">
          <text:p text:style-name="P24"><text:span text:style-name="T19">дол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965.63183209445 36700.88495575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8" draw:layer="layout" svg:width="16.799cm" svg:height="14.166cm" svg:x="2.1cm" svg:y="14.107cm" presentation:class="notes" presentation:user-transformed="true">
            <draw:text-box>
              <text:p text:style-name="P17"><text:span text:style-name="T14">Вся остальная статистика собирается отдельно для каждого столбца при анализе таблицы. </text:span><text:span text:style-name="T5">Обычно этим занимается автоанализ (его настройка рассматривается в курсе DBA2).</text:span></text:p>
              <text:p text:style-name="P17"><text:span text:style-name="T5">Статистика на уровне столбцов хранится в таблице pg_statistic.</text:span><text:span text:style-name="T5"><text:line-break/></text:span><text:span text:style-name="T5">Но смотреть проще в представление pg_stats, которое показывает информацию в более удобном виде.</text:span></text:p>
              <text:p text:style-name="P17"><text:span text:style-name="T5">Поле null_frac содержит долю строк с неопределенными значениями</text:span><text:span text:style-name="T5"><text:line-break/></text:span><text:span text:style-name="T5">в столбце (от 0 до 1).</text:span></text:p>
              <text:p text:style-name="P17"><text:span text:style-name="T5">Поле n_distinct хранит число уникальных значений в столбце. Если значение n_distinct отрицательно, то модуль этого числа показывает </text:span><text:span text:style-name="T15">долю</text:span><text:span text:style-name="T5"> уникальных значений. Например, −1 означает, что все значения уникальны (типичный случай для первичного ключа).</text:span></text:p>
              <text:p text:style-name="P17"><text:span text:style-name="T16"><text:a xlink:href="https://postgrespro.ru/docs/postgresql/16/planner-stats#PLANNER-STATS-SINGLE-COLUMN" xlink:type="simple">https://postgrespro.ru/docs/postgresql/16/planner-stats#PLANNER-STATS-SINGLE-COLUMN</text:a></text:span></text:p>
              <text:p text:style-name="P17"><text:span text:style-name="T5"/></text:p>
              <text:p text:style-name="P17"><text:span text:style-name="T5"/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11" draw:text-style-name="P8" draw:layer="layout" svg:width="19.882cm" svg:height="3.473cm" svg:x="1.2cm" svg:y="0.737cm" presentation:class="title" presentation:user-transformed="true">
          <draw:text-box>
            <text:p><text:span text:style-name="T9">Наиболее частые значения</text:span></text:p>
          </draw:text-box>
        </draw:frame>
        <draw:line draw:style-name="gr3" draw:text-style-name="P20" draw:layer="layout" svg:x1="19.09cm" svg:y1="17.329cm" svg:x2="22.59cm" svg:y2="17.329cm">
          <text:p/>
        </draw:line>
        <draw:custom-shape draw:style-name="gr4" draw:text-style-name="P20" draw:layer="layout" svg:width="0.358cm" svg:height="3.426cm" draw:transform="rotate (1.5707963267949) translate (19.128cm 17.003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1" draw:layer="layout" svg:width="2.636cm" svg:height="0.886cm" svg:x="19.599cm" svg:y="15.664cm">
          <draw:text-box>
            <text:p><text:span text:style-name="T17">null_frac</text:span></text:p>
          </draw:text-box>
        </draw:frame>
        <draw:custom-shape draw:style-name="gr6" draw:text-style-name="P20" draw:layer="layout" svg:width="0.62cm" svg:height="21.026cm" draw:transform="rotate (1.5707963267949) translate (1.49cm 18.228cm)">
          <text:p/>
          <draw:enhanced-geometry svg:viewBox="0 0 21600 21600" draw:mirror-vertical="fals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22" draw:layer="layout" svg:width="3.77cm" svg:height="0.8cm" draw:transform="rotate (1.5707963267949) translate (6.29cm 17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0.8cm" svg:height="3.05cm" svg:x="12.69cm" svg:y="14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10cm" svg:height="0.8cm" draw:transform="rotate (1.5707963267949) translate (9.49cm 17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4.89cm" svg:height="0.8cm" draw:transform="rotate (-1.5707963267949) translate (11.89cm 12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7.344cm" svg:height="0.8cm" draw:transform="rotate (1.5707963267949) translate (7.89cm 17.3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8cm" svg:height="1.66cm" svg:x="15.89cm" svg:y="15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0.8cm" svg:height="1cm" svg:x="1.49cm" svg:y="16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layout" svg:width="0.8cm" svg:height="1.3cm" svg:x="17.49cm" svg:y="16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0.8cm" svg:height="1.6cm" svg:x="3.09cm" svg:y="15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0.8cm" svg:height="2.16cm" svg:x="4.69cm" svg:y="15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8cm" svg:height="2.33cm" svg:x="14.29cm" svg:y="15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8cm" svg:height="1.216cm" svg:x="2.29cm" svg:y="16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8cm" svg:height="1.796cm" svg:x="3.89cm" svg:y="15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8cm" svg:height="2.773cm" svg:x="5.49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5.246cm" svg:height="0.8cm" draw:transform="rotate (1.5707963267949) translate (7.09cm 17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2" draw:layer="layout" svg:width="8.513cm" svg:height="0.8cm" draw:transform="rotate (1.5707963267949) translate (8.69cm 17.3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6.895cm" svg:height="0.8cm" draw:transform="rotate (-1.5707963267949) translate (11.09cm 10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3.887cm" svg:height="0.8cm" draw:transform="rotate (-1.5707963267949) translate (12.69cm 13.4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draw:layer="layout" svg:width="0.8cm" svg:height="2.688cm" svg:x="13.49cm" svg:y="14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0.8cm" svg:height="1.936cm" svg:x="15.09cm" svg:y="15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0.8cm" svg:height="1.462cm" svg:x="16.69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0.8cm" svg:height="1.105cm" svg:x="18.29cm" svg:y="16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0" draw:layer="layout" svg:x1="1.44cm" svg:y1="17.335cm" svg:x2="19.137cm" svg:y2="17.329cm">
          <text:p/>
        </draw:line>
        <draw:custom-shape draw:style-name="gr9" draw:text-style-name="P20" draw:layer="layout" svg:width="0.53cm" svg:height="17.47cm" draw:transform="rotate (1.5707963267949) translate (1.522cm 6.604cm)">
          <text:p/>
          <draw:enhanced-geometry svg:viewBox="0 0 21600 21600" draw:mirror-vertical="tru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20" draw:layer="layout" svg:width="0.53cm" svg:height="9.026cm" draw:transform="rotate (-3.14159265358979) translate (19.767cm 16.397cm)">
          <text:p/>
          <draw:enhanced-geometry svg:viewBox="0 0 21600 21600" draw:mirror-vertical="true" draw:glue-points="21600 0 0 10800 21600 21600" draw:text-areas="13800 ?f9 21600 ?f10" draw:type="left-brace" draw:modifiers="911.4996637525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1" draw:layer="layout" svg:width="13.016cm" svg:height="0.886cm" svg:x="3.811cm" svg:y="5.13cm">
          <draw:text-box>
            <text:p><text:span text:style-name="T17">[most_common_vals] </text:span><text:span text:style-name="T21">≤</text:span><text:span text:style-name="T22"> </text:span><text:span text:style-name="T23">default_statistics_target</text:span></text:p>
          </draw:text-box>
        </draw:frame>
        <draw:frame draw:style-name="gr42" draw:text-style-name="P21" draw:layer="layout" svg:width="6.088cm" svg:height="1.521cm" draw:transform="rotate (1.5707963267949) translate (19.873cm 14.897cm)">
          <draw:text-box>
            <text:p><text:span text:style-name="T17">[most_common_freqs]</text:span></text:p>
          </draw:text-box>
        </draw:frame>
        <draw:line draw:style-name="gr12" draw:text-style-name="P20" draw:layer="layout" svg:x1="22.41cm" svg:y1="17.323cm" svg:x2="25.962cm" svg:y2="17.323cm">
          <text:p/>
        </draw:line>
        <draw:frame draw:style-name="gr13" draw:text-style-name="P23" draw:layer="layout" svg:width="2.877cm" svg:height="1.036cm" svg:x="23.123cm" svg:y="16.298cm">
          <draw:text-box>
            <text:p><text:span text:style-name="T18">значения</text:span></text:p>
          </draw:text-box>
        </draw:frame>
        <draw:line draw:style-name="gr12" draw:text-style-name="P20" draw:layer="layout" svg:x1="1.49cm" svg:y1="17.288cm" svg:x2="1.49cm" svg:y2="5.329cm">
          <text:p/>
        </draw:line>
        <draw:frame draw:style-name="gr14" draw:text-style-name="P23" draw:layer="layout" svg:width="2.94cm" svg:height="1.036cm" draw:transform="rotate (1.5707963267949) translate (1.535cm 9.424cm)">
          <draw:text-box>
            <text:p><text:span text:style-name="T18">частота</text:span></text:p>
          </draw:text-box>
        </draw:frame>
        <draw:frame draw:style-name="gr7" draw:text-style-name="P21" draw:layer="layout" svg:width="7.5cm" svg:height="0.878cm" svg:x="8.325cm" svg:y="18.195cm">
          <draw:text-box>
            <text:p><text:span text:style-name="T17">pg_class.reltuples, relp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18" draw:layer="layout" svg:width="16.799cm" svg:height="14.921cm" svg:x="2.1cm" svg:y="14.107cm" presentation:class="notes" presentation:user-transformed="true">
            <draw:text-box>
              <text:p text:style-name="P17"><text:span text:style-name="T14">Если бы данные всегда </text:span><text:span text:style-name="T5">были распределены равномерно, то есть все значения встречались бы с одинаковой частотой, этой информации было бы почти достаточно (нужен еще минимум и максимум).</text:span></text:p>
              <text:p text:style-name="P17"><text:span text:style-name="T5">Но в реальности неравномерные распределения встречаются очень часто. Поэтому собирается еще и следующая информация:</text:span></text:p>
              <text:list text:style-name="L1">
                <text:list-item>
                  <text:p text:style-name="P27"><text:span text:style-name="T5"><text:s/></text:span><text:span text:style-name="T5">массив наиболее частых значений — поле most_common_vals;</text:span></text:p>
                </text:list-item>
                <text:list-item>
                  <text:p text:style-name="P27"><text:span text:style-name="T5"><text:s/></text:span><text:span text:style-name="T5">массив частот этих значений — поле most_common_freqs.</text:span></text:p>
                </text:list-item>
              </text:list>
              <text:p text:style-name="P17"><text:span text:style-name="T5">Частота из этих массивов непосредственно служит оценкой селективности для поиска конкретного значения.</text:span></text:p>
              <text:p text:style-name="P17"><text:span text:style-name="T24">Все это прекрасно работает, пока число различных значений не очень велико. Максимальный размер каждого из массивов ограничен параметром </text:span><text:span text:style-name="T25">default_statistics_target</text:span><text:span text:style-name="T14">. Это з</text:span><text:span text:style-name="T5">начение можно переопределять на уровне отдельного столбца; в таком случае размер анализируемой выборки будет определяться по максимальному значению для таблицы.</text:span></text:p>
              <text:p text:style-name="P17"><text:span text:style-name="T14">Тонкий момент представляют «большие» значения. Чтобы не увеличивать размер pg_statistic и не нагружать планировщик бесполезной работой, значения, </text:span><text:span text:style-name="T5">превышающие 1 Кбайт, исключаются из статистики и анализа. В самом деле, если в поле хранятся такие большие значения, скорее всего, они уникальны и не имеют шансов попасть в most_common_vals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Гистограмма</text:span></text:p>
          </draw:text-box>
        </draw:frame>
        <draw:line draw:style-name="gr3" draw:text-style-name="P20" draw:layer="layout" svg:x1="19.09cm" svg:y1="17.33cm" svg:x2="22.59cm" svg:y2="17.33cm">
          <text:p/>
        </draw:line>
        <draw:custom-shape draw:style-name="gr4" draw:text-style-name="P20" draw:layer="layout" svg:width="0.358cm" svg:height="3.426cm" draw:transform="rotate (1.5707963267949) translate (19.128cm 17.00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1" draw:layer="layout" svg:width="2.636cm" svg:height="0.886cm" svg:x="19.599cm" svg:y="15.665cm">
          <draw:text-box>
            <text:p><text:span text:style-name="T17">null_frac</text:span></text:p>
          </draw:text-box>
        </draw:frame>
        <draw:custom-shape draw:style-name="gr43" draw:text-style-name="P20" draw:layer="layout" svg:width="0.62cm" svg:height="17.494cm" draw:transform="rotate (1.5707963267949) translate (1.522cm 18.229cm)">
          <text:p/>
          <draw:enhanced-geometry svg:viewBox="0 0 21600 21600" draw:mirror-vertical="fals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4" draw:text-style-name="P21" draw:layer="layout" svg:width="12.009cm" svg:height="1.036cm" svg:x="4.323cm" svg:y="18.205cm">
          <draw:text-box>
            <text:p><text:span text:style-name="T17">[histogram_bounds] </text:span><text:span text:style-name="T21">≤</text:span><text:span text:style-name="T22"> </text:span><text:span text:style-name="T23">default_statistics_target</text:span></text:p>
          </draw:text-box>
        </draw:frame>
        <draw:custom-shape draw:style-name="gr45" draw:text-style-name="P28" draw:layer="layout" svg:width="4cm" svg:height="2cm" draw:transform="rotate (1.5707963267949) translate (6.49cm 17.329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3.2cm" svg:height="2.5cm" svg:x="11.89cm" svg:y="14.82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10cm" svg:height="0.8cm" draw:transform="rotate (1.5707963267949) translate (9.49cm 17.329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cm" svg:height="1.6cm" draw:transform="rotate (-1.5707963267949) translate (11.89cm 12.329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8cm" svg:height="1cm" draw:transform="rotate (1.5707963267949) translate (8.49cm 17.329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4cm" svg:height="2cm" svg:x="15.09cm" svg:y="15.32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cm" svg:height="1.6cm" svg:x="1.49cm" svg:y="15.729cm">
          <text:p/>
          <draw:enhanced-geometry svg:viewBox="0 0 21600 21600" draw:type="rectangle" draw:enhanced-path="M 0 0 L 21600 0 21600 21600 0 21600 0 0 Z N"/>
        </draw:custom-shape>
        <draw:line draw:style-name="gr3" draw:text-style-name="P20" draw:layer="layout" svg:x1="1.44cm" svg:y1="17.336cm" svg:x2="19.137cm" svg:y2="17.33cm">
          <text:p/>
        </draw:line>
        <draw:line draw:style-name="gr50" draw:text-style-name="P20" draw:layer="layout" svg:x1="6.49cm" svg:y1="17.29cm" svg:x2="6.49cm" svg:y2="17.521cm">
          <text:p/>
        </draw:line>
        <draw:line draw:style-name="gr50" draw:text-style-name="P20" draw:layer="layout" svg:x1="8.49cm" svg:y1="17.29cm" svg:x2="8.49cm" svg:y2="17.521cm">
          <text:p/>
        </draw:line>
        <draw:line draw:style-name="gr50" draw:text-style-name="P20" draw:layer="layout" svg:x1="9.49cm" svg:y1="17.29cm" svg:x2="9.49cm" svg:y2="17.521cm">
          <text:p/>
        </draw:line>
        <draw:line draw:style-name="gr50" draw:text-style-name="P20" draw:layer="layout" svg:x1="10.29cm" svg:y1="17.29cm" svg:x2="10.29cm" svg:y2="17.521cm">
          <text:p/>
        </draw:line>
        <draw:line draw:style-name="gr50" draw:text-style-name="P20" draw:layer="layout" svg:x1="11.89cm" svg:y1="17.29cm" svg:x2="11.89cm" svg:y2="17.521cm">
          <text:p/>
        </draw:line>
        <draw:line draw:style-name="gr50" draw:text-style-name="P20" draw:layer="layout" svg:x1="15.09cm" svg:y1="17.29cm" svg:x2="15.09cm" svg:y2="17.521cm">
          <text:p/>
        </draw:line>
        <draw:line draw:style-name="gr12" draw:text-style-name="P20" draw:layer="layout" svg:x1="22.41cm" svg:y1="17.324cm" svg:x2="25.962cm" svg:y2="17.324cm">
          <text:p/>
        </draw:line>
        <draw:frame draw:style-name="gr13" draw:text-style-name="P23" draw:layer="layout" svg:width="2.877cm" svg:height="1.036cm" svg:x="23.123cm" svg:y="16.299cm">
          <draw:text-box>
            <text:p><text:span text:style-name="T18">значения</text:span></text:p>
          </draw:text-box>
        </draw:frame>
        <draw:line draw:style-name="gr12" draw:text-style-name="P20" draw:layer="layout" svg:x1="1.49cm" svg:y1="17.289cm" svg:x2="1.49cm" svg:y2="5.33cm">
          <text:p/>
        </draw:line>
        <draw:frame draw:style-name="gr14" draw:text-style-name="P23" draw:layer="layout" svg:width="2.94cm" svg:height="1.036cm" draw:transform="rotate (1.5707963267949) translate (1.535cm 8.525cm)">
          <draw:text-box>
            <text:p><text:span text:style-name="T18">частот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8" draw:layer="layout" svg:width="16.799cm" svg:height="14.166cm" svg:x="2.1cm" svg:y="14.107cm" presentation:class="notes" presentation:user-transformed="true">
            <draw:text-box>
              <text:p text:style-name="P17"><text:span text:style-name="T5">Если число различных значений слишком велико, чтобы записать их</text:span><text:span text:style-name="T5"><text:line-break/></text:span><text:span text:style-name="T5">в массив, на помощь приходит гистограмма. Гистограмма состоит из нескольких корзин, в которые помещаются значения. Количество корзин ограничено тем же параметром </text:span><text:span text:style-name="T15">default_statistics_target</text:span><text:span text:style-name="T5">.</text:span></text:p>
              <text:p text:style-name="P17"><text:span text:style-name="T5">Ширина корзин выбирается так, чтобы в каждую попало примерно одинаковое число значений (на рисунке это выражается в одинаковой площади прямоугольников).</text:span></text:p>
              <text:p text:style-name="P17"><text:span text:style-name="T5">При таком построении достаточно хранить только массив крайних значений каждой корзины — поле histogram_bounds. Частота одной корзины равна 1/(число корзин).</text:span></text:p>
              <text:p text:style-name="P17"><text:span text:style-name="T5">Оценить селективность условия </text:span><text:span text:style-name="T15">поле &lt; значение</text:span><text:span text:style-name="T5"> можно как N/(общее число корзин), где N — число корзин, лежащих слева от </text:span><text:span text:style-name="T15">значения</text:span><text:span text:style-name="T5">. Оценку можно улучшить, добавив часть корзины, в которую попадает само </text:span><text:span text:style-name="T15">значение</text:span><text:span text:style-name="T5">.</text:span></text:p>
              <text:p text:style-name="P17"><text:span text:style-name="T5">Если же надо оценить селективность условия </text:span><text:span text:style-name="T15">поле = значение</text:span><text:span text:style-name="T5">, то гистограмма в этом не может помочь, и приходится довольствоваться предположением о равномерном распределении и брать в качестве оценки 1/n_distinct.</text:span></text:p>
              <text:p text:style-name="P17"><text:span text:style-name="T5"/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Комбинация методов</text:span></text:p>
          </draw:text-box>
        </draw:frame>
        <draw:custom-shape draw:style-name="gr51" draw:text-style-name="P20" draw:layer="layout" svg:width="0.53cm" svg:height="9.86cm" draw:transform="rotate (-3.14159265358979) translate (11.367cm 17.233cm)">
          <text:p/>
          <draw:enhanced-geometry svg:viewBox="0 0 21600 21600" draw:mirror-vertical="true" draw:glue-points="21600 0 0 10800 21600 21600" draw:text-areas="13800 ?f9 21600 ?f10" draw:type="left-brace" draw:modifiers="911.499663752522 5927.350167325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" draw:text-style-name="P20" draw:layer="layout" svg:x1="19.09cm" svg:y1="17.331cm" svg:x2="22.59cm" svg:y2="17.331cm">
          <text:p/>
        </draw:line>
        <draw:custom-shape draw:style-name="gr4" draw:text-style-name="P20" draw:layer="layout" svg:width="0.358cm" svg:height="3.426cm" draw:transform="rotate (1.5707963267949) translate (19.128cm 17.005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1" draw:layer="layout" svg:width="2.636cm" svg:height="0.886cm" svg:x="19.599cm" svg:y="15.666cm">
          <draw:text-box>
            <text:p><text:span text:style-name="T17">null_frac</text:span></text:p>
          </draw:text-box>
        </draw:frame>
        <draw:custom-shape draw:style-name="gr43" draw:text-style-name="P20" draw:layer="layout" svg:width="0.62cm" svg:height="17.494cm" draw:transform="rotate (1.5707963267949) translate (1.522cm 18.23cm)">
          <text:p/>
          <draw:enhanced-geometry svg:viewBox="0 0 21600 21600" draw:mirror-vertical="false" draw:glue-points="21600 0 0 10800 21600 21600" draw:text-areas="13800 ?f9 21600 ?f10" draw:type="left-brace" draw:modifiers="410.0808877598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21" draw:layer="layout" svg:width="5.455cm" svg:height="1.036cm" svg:x="7.523cm" svg:y="18.206cm">
          <draw:text-box>
            <text:p><text:span text:style-name="T17">[histogram_bounds]</text:span></text:p>
          </draw:text-box>
        </draw:frame>
        <draw:custom-shape draw:style-name="gr45" draw:text-style-name="P28" draw:layer="layout" svg:width="4cm" svg:height="2cm" draw:transform="rotate (1.5707963267949) translate (6.49cm 17.33cm)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3.2cm" svg:height="2.5cm" svg:x="11.89cm" svg:y="14.8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8.996cm" svg:height="0.2cm" draw:transform="rotate (1.5707963267949) translate (9.49cm 17.3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cm" svg:height="1.6cm" draw:transform="rotate (-1.5707963267949) translate (11.89cm 12.33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8cm" svg:height="1cm" draw:transform="rotate (1.5707963267949) translate (8.49cm 17.33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4cm" svg:height="2cm" svg:x="15.09cm" svg:y="15.3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5cm" svg:height="1.6cm" svg:x="1.49cm" svg:y="15.73cm">
          <text:p/>
          <draw:enhanced-geometry svg:viewBox="0 0 21600 21600" draw:type="rectangle" draw:enhanced-path="M 0 0 L 21600 0 21600 21600 0 21600 0 0 Z N"/>
        </draw:custom-shape>
        <draw:line draw:style-name="gr50" draw:text-style-name="P20" draw:layer="layout" svg:x1="6.49cm" svg:y1="17.291cm" svg:x2="6.49cm" svg:y2="17.522cm">
          <text:p/>
        </draw:line>
        <draw:line draw:style-name="gr50" draw:text-style-name="P20" draw:layer="layout" svg:x1="8.49cm" svg:y1="17.291cm" svg:x2="8.49cm" svg:y2="17.522cm">
          <text:p/>
        </draw:line>
        <draw:line draw:style-name="gr50" draw:text-style-name="P20" draw:layer="layout" svg:x1="9.89cm" svg:y1="17.291cm" svg:x2="9.89cm" svg:y2="17.522cm">
          <text:p/>
        </draw:line>
        <draw:line draw:style-name="gr50" draw:text-style-name="P20" draw:layer="layout" svg:x1="11.89cm" svg:y1="17.291cm" svg:x2="11.89cm" svg:y2="17.522cm">
          <text:p/>
        </draw:line>
        <draw:line draw:style-name="gr50" draw:text-style-name="P20" draw:layer="layout" svg:x1="15.09cm" svg:y1="17.291cm" svg:x2="15.09cm" svg:y2="17.522cm">
          <text:p/>
        </draw:line>
        <draw:custom-shape draw:style-name="gr54" draw:text-style-name="P22" draw:layer="layout" svg:width="9.781cm" svg:height="0.2cm" draw:transform="rotate (1.5707963267949) translate (9.69cm 17.33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10cm" svg:height="0.2cm" draw:transform="rotate (1.5707963267949) translate (9.89cm 17.33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8.509cm" svg:height="0.2cm" draw:transform="rotate (1.5707963267949) translate (10.09cm 17.33cm)">
          <text:p/>
          <draw:enhanced-geometry svg:viewBox="0 0 21600 21600" draw:type="rectangle" draw:enhanced-path="M 0 0 L 21600 0 21600 21600 0 21600 0 0 Z N"/>
        </draw:custom-shape>
        <draw:line draw:style-name="gr3" draw:text-style-name="P20" draw:layer="layout" svg:x1="1.44cm" svg:y1="17.337cm" svg:x2="19.137cm" svg:y2="17.331cm">
          <text:p/>
        </draw:line>
        <draw:line draw:style-name="gr12" draw:text-style-name="P20" draw:layer="layout" svg:x1="22.41cm" svg:y1="17.324cm" svg:x2="25.962cm" svg:y2="17.324cm">
          <text:p/>
        </draw:line>
        <draw:frame draw:style-name="gr13" draw:text-style-name="P23" draw:layer="layout" svg:width="2.877cm" svg:height="1.036cm" svg:x="23.123cm" svg:y="16.299cm">
          <draw:text-box>
            <text:p><text:span text:style-name="T18">значения</text:span></text:p>
          </draw:text-box>
        </draw:frame>
        <draw:line draw:style-name="gr12" draw:text-style-name="P20" draw:layer="layout" svg:x1="1.49cm" svg:y1="17.289cm" svg:x2="1.49cm" svg:y2="5.33cm">
          <text:p/>
        </draw:line>
        <draw:frame draw:style-name="gr14" draw:text-style-name="P23" draw:layer="layout" svg:width="2.94cm" svg:height="1.036cm" draw:transform="rotate (1.5707963267949) translate (1.535cm 8.525cm)">
          <draw:text-box>
            <text:p><text:span text:style-name="T18">частота</text:span></text:p>
          </draw:text-box>
        </draw:frame>
        <draw:custom-shape draw:style-name="gr57" draw:text-style-name="P20" draw:layer="layout" svg:width="0.418cm" svg:height="0.928cm" draw:transform="rotate (1.5707963267949) translate (9.426cm 6.994cm)">
          <text:p/>
          <draw:enhanced-geometry svg:viewBox="0 0 21600 21600" draw:mirror-vertical="true" draw:glue-points="21600 0 0 10800 21600 21600" draw:text-areas="13800 ?f9 21600 ?f10" draw:type="left-brace" draw:modifiers="3510.8719052744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21" draw:layer="layout" svg:width="6.463cm" svg:height="0.886cm" svg:x="6.711cm" svg:y="5.632cm">
          <draw:text-box>
            <text:p><text:span text:style-name="T17">[most_common_vals]</text:span></text:p>
          </draw:text-box>
        </draw:frame>
        <draw:frame draw:style-name="gr42" draw:text-style-name="P21" draw:layer="layout" svg:width="6.088cm" svg:height="1.521cm" draw:transform="rotate (1.5707963267949) translate (12.173cm 13.099cm)">
          <draw:text-box>
            <text:p><text:span text:style-name="T17">[most_common_freqs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8" draw:layer="layout" svg:width="16.799cm" svg:height="14.166cm" svg:x="2.1cm" svg:y="14.107cm" presentation:class="notes" presentation:user-transformed="true">
            <draw:text-box>
              <text:p text:style-name="P17"><text:span text:style-name="T5">Но обычно два подхода объединяются: строится список наиболее частых значений, а все остальные значения покрываются гистограммой.</text:span></text:p>
              <text:p text:style-name="P17"><text:span text:style-name="T5">При этом гистограмма строится так, что в ней не учитываются значения, попавшие в список. Это позволяет улучшить оценки.</text:span></text:p>
              <text:p text:style-name="P17"><text:span text:style-name="T5"/></text:p>
            </draw:text-box>
          </draw:frame>
        </presentation:notes>
      </draw:page>
      <draw:page draw:name="page10" draw:style-name="dp1" draw:master-page-name="master_5f_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Дополнительные поля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Упорядоченность (использовать ли битовую карту?)</text:span></text:p>
                <text:list>
                  <text:list-item>
                    <text:p text:style-name="P13"><text:span text:style-name="T12">pg_stats.correlation</text:span><text:span text:style-name="T12"><text:line-break/></text:span><text:span text:style-name="T12">(1 — по возрастанию, 0 — хаотично, </text:span><text:span text:style-name="T26">–</text:span><text:span text:style-name="T12">1 — по убыванию)</text:span></text:p>
                  </text:list-item>
                </text:list>
              </text:list-item>
              <text:list-item>
                <text:p text:style-name="P15"><text:span text:style-name="T10">Видимость (использовать ли сканирование только индекса?)</text:span></text:p>
                <text:list>
                  <text:list-item>
                    <text:p text:style-name="P29"><text:span text:style-name="T12">pg_class.relallvisible</text:span></text:p>
                  </text:list-item>
                </text:list>
              </text:list-item>
              <text:list-item>
                <text:p text:style-name="P9"><text:span text:style-name="T10">Средний размер значения в байтах (оценка памяти)</text:span></text:p>
                <text:list>
                  <text:list-item>
                    <text:p text:style-name="P13"><text:span text:style-name="T12">pg_stats.avg_wid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5.276cm" svg:x="2.1cm" svg:y="14.107cm" presentation:class="notes" presentation:user-transformed="true">
            <draw:text-box>
              <text:p text:style-name="P17"><text:span text:style-name="T5">Сервер хранит еще несколько показателей статистики.</text:span></text:p>
              <text:p text:style-name="P17"><text:span text:style-name="T5">В поле pg_stats.correlation записывается показатель физической упорядоченности значений столбца. Если значения хранятся строго по возрастанию, показатель будет близок к единице; если по убыванию — к минус единице. Чем более хаотично расположены данные на диске, тем ближе значение показателя к нулю. Именно это поле использует оптимизатор, когда выбирает между сканированием битовой карты и обычным индексным сканированием.</text:span></text:p>
              <text:p text:style-name="P17"><text:span text:style-name="T5">Поле pg_class.relallvisible хранит количество страниц таблицы, которые содержат только актуальные версии строк (эта информация обновляется вместе с картой видимости). Если количество недостаточно велико, планировщик может отказаться от сканирования только индекса в пользу сканирования по битовой карте.</text:span></text:p>
              <text:p text:style-name="P17"><text:span text:style-name="T5">В поле pg_stats.avg_width сохраняется средний размер значений</text:span><text:span text:style-name="T5"><text:line-break/></text:span><text:span text:style-name="T5">в данном столбце в байтах для расчета необходимого для операции объема памяти.</text:span></text:p>
              <text:p text:style-name="P17"><text:span text:style-name="T16"><text:a xlink:href="https://postgrespro.ru/docs/postgresql/16/view-pg-stats" xlink:type="simple">https://postgrespro.ru/docs/postgresql/16/view-pg-stats</text:a></text:span></text:p>
              <text:p text:style-name="P17"><text:span text:style-name="T5"/></text:p>
            </draw:text-box>
          </draw:frame>
        </presentation:notes>
      </draw:page>
      <draw:page draw:name="page12" draw:style-name="dp1" draw:master-page-name="master_5f_" presentation:presentation-page-layout-name="AL1T1">
        <draw:frame presentation:style-name="pr11" draw:text-style-name="P8" draw:layer="layout" svg:width="20.39cm" svg:height="3.473cm" svg:x="1.2cm" svg:y="0.737cm" presentation:class="title" presentation:user-transformed="true">
          <draw:text-box>
            <text:p><text:span text:style-name="T9">Элементы составных полей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Наиболее частые элементы</text:span></text:p>
                <text:list>
                  <text:list-item>
                    <text:p text:style-name="P16"><text:span text:style-name="T12">pg_stats.most_common_elems</text:span></text:p>
                  </text:list-item>
                  <text:list-item>
                    <text:p text:style-name="P30"><text:span text:style-name="T12">pg_stats.most_common_elem_freqs</text:span></text:p>
                  </text:list-item>
                </text:list>
              </text:list-item>
              <text:list-item>
                <text:p text:style-name="P31"><text:span text:style-name="T10">Гистограмма количества элементов</text:span></text:p>
                <text:list>
                  <text:list-item>
                    <text:p text:style-name="P16"><text:span text:style-name="T12">pg_stats.elem_count_hist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8" draw:layer="layout" svg:width="16.799cm" svg:height="15.276cm" svg:x="2.1cm" svg:y="14.107cm" presentation:class="notes" presentation:user-transformed="true">
            <draw:text-box>
              <text:p text:style-name="P17"><text:span text:style-name="T5">Для таких составных типов, как массивы или tsvector, в pg_stats хранится распределение не только самих значений, но и их элементов:</text:span></text:p>
              <text:list text:style-name="L1">
                <text:list-item>
                  <text:p text:style-name="P27"><text:span text:style-name="T5">most_common_elems и most_common_elem_freqs содержат наиболее частые элементы и их частоты;</text:span></text:p>
                </text:list-item>
                <text:list-item>
                  <text:p text:style-name="P27"><text:span text:style-name="T5">elem_count_histogram содержит гистограмму количества элементов</text:span><text:span text:style-name="T5"><text:line-break/></text:span><text:span text:style-name="T5">в значении (например, в случае массива — гистограмму длин массивов).</text:span></text:p>
                </text:list-item>
              </text:list>
              <text:p text:style-name="P27"><text:span text:style-name="T5">Это позволяет более точно планировать запросы с участием полей</text:span><text:span text:style-name="T5"><text:line-break/></text:span><text:span text:style-name="T15">не в первой нормальной форме.</text:span><text:span text:style-name="T27"> В частности, эта информация важна для классов операторов индексного метода GIN, поскольку позволяет отделить частые значения (то есть встречающиеся во многих документах, условие с низкой селективностью) от редких (условие</text:span><text:span text:style-name="T27"><text:line-break/></text:span><text:span text:style-name="T27">с высокой селективностью).</text:span></text:p>
              <text:p text:style-name="P27"><text:span text:style-name="T27"/></text:p>
            </draw:text-box>
          </draw:frame>
        </presentation:notes>
      </draw:page>
      <draw:page draw:name="page13" draw:style-name="dp1" draw:master-page-name="master_5f_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_5f_" presentation:presentation-page-layout-name="AL1T1">
        <draw:frame presentation:style-name="pr13" draw:text-style-name="P8" draw:layer="layout" svg:width="20.39cm" svg:height="1.737cm" svg:x="1.2cm" svg:y="0.737cm" presentation:class="title" presentation:user-transformed="true">
          <draw:text-box>
            <text:p><text:span text:style-name="T9">Частные и общие план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Частные планы</text:span></text:p>
                <text:list>
                  <text:list-item>
                    <text:p text:style-name="P32"><text:span text:style-name="T12">может быть полезен при неравномерном распределении,</text:span><text:span text:style-name="T12"><text:line-break/></text:span><text:span text:style-name="T12">но запрос планируется заново при каждом вызове</text:span></text:p>
                    <text:p text:style-name="P33"><text:span text:style-name="T12"/></text:p>
                  </text:list-item>
                </text:list>
              </text:list-item>
              <text:list-item>
                <text:p text:style-name="P31"><text:span text:style-name="T10">Общий план</text:span></text:p>
                <text:list>
                  <text:list-item>
                    <text:p text:style-name="P16"><text:span text:style-name="T12">оптимален для равномерного распределения</text:span></text:p>
                  </text:list-item>
                  <text:list-item>
                    <text:p text:style-name="P16"><text:span text:style-name="T12">кешируется в случае подготовленных операторов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custom-shape draw:style-name="gr59" draw:text-style-name="P34" draw:layer="layout" svg:width="6.2cm" svg:height="1.8cm" svg:x="2.7cm" svg:y="8.658cm">
          <text:p text:style-name="P24"><text:span text:style-name="T17">Seq Scan on tasks</text:span></text:p>
          <text:p text:style-name="P24"><text:span text:style-name="T19">Filter: status = 'don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6.2cm" svg:height="1.8cm" svg:x="10.647cm" svg:y="8.659cm">
          <text:p text:style-name="P24"><text:span text:style-name="T17">Index Scan on tasks</text:span></text:p>
          <text:p text:style-name="P24"><text:span text:style-name="T19">Index Cond: status = 'todo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6.2cm" svg:height="1.8cm" svg:x="2.7cm" svg:y="15.516cm">
          <text:p text:style-name="P24"><text:span text:style-name="T17">Index Scan on tasks</text:span></text:p>
          <text:p text:style-name="P24"><text:span text:style-name="T19">Index Cond: id = $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draw:layer="layout" svg:width="4.964cm" svg:height="2.032cm" svg:x="18.288cm" svg:y="9.652cm">
          <text:p text:style-name="P24"><text:span text:style-name="T5">строится</text:span></text:p>
          <text:p text:style-name="P24"><text:span text:style-name="T5">с учетом значений</text:span></text:p>
          <text:p text:style-name="P24"><text:span text:style-name="T5">параметр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17.28096676737 3208.65715691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0" draw:text-style-name="P25" draw:layer="layout" svg:width="4.964cm" svg:height="2.032cm" svg:x="10.092cm" svg:y="16.41cm">
          <text:p text:style-name="P24"><text:span text:style-name="T5">строится</text:span></text:p>
          <text:p text:style-name="P24"><text:span text:style-name="T5">без учета значений</text:span></text:p>
          <text:p text:style-name="P24"><text:span text:style-name="T5">параметр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17.28096676737 3208.65715691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8" draw:layer="layout" svg:width="16.799cm" svg:height="15.276cm" svg:x="2.1cm" svg:y="14.107cm" presentation:class="notes" presentation:user-transformed="true">
            <draw:text-box>
              <text:p text:style-name="P17"><text:span text:style-name="T27">При простом протоколе запросов (вспомните тему «Планирование</text:span><text:span text:style-name="T27"><text:line-break/></text:span><text:span text:style-name="T27">и выполнение») каждый запрос планируется заново с учетом значений параметров.</text:span></text:p>
              <text:p text:style-name="P17"><text:span text:style-name="T27">Расширенный протокол позволяет подготавливать операторы, причем операторы могут иметь параметры. Подготовка всегда включает разбор и переписывание запроса, и дерево разбора сохраняется в локальной памяти обслуживающего процесса.</text:span></text:p>
              <text:p text:style-name="P17"><text:span text:style-name="T14">При выполнении подготовленного оператора есть варианты. Запрос может, как обычно, планироваться каждый раз заново с учетом значений параметров. </text:span><text:span text:style-name="T27">Такие планы называются </text:span><text:span text:style-name="T15">частными</text:span><text:span text:style-name="T27"> (custom).</text:span></text:p>
              <text:p text:style-name="P17"><text:span text:style-name="T27">Это имеет смысл при неравномерном распределении, ведь для разных значений оптимальные планы могут отличаться. Например, для высокоселективных условий может лучше работать индексный доступ, а если значение встречается часто — последовательный.</text:span></text:p>
              <text:p text:style-name="P17"><text:span text:style-name="T27">Но запрос можно спланировать и без учета параметров. Это позволяет сохранить не только дерево разбора, но и сам план, и не тратить время на повторное планирование. Такой план называется </text:span><text:span text:style-name="T15">общим</text:span><text:span text:style-name="T27"> (generic).</text:span></text:p>
              <text:p text:style-name="P17"><text:span text:style-name="T27">Общий план отлично работает в случае равномерного распределения, когда селективность условия не зависит от конкретного значения.</text:span><text:span text:style-name="T27"><text:line-break/></text:span><text:span text:style-name="T27">Но в случае неравномерного распределения общий план может хорошо работать для одних значений и плохо — для других.</text:span></text:p>
              <text:p text:style-name="P17"><text:span text:style-name="T27">Разберемся, как планировщик решает, какой вариант использовать. </text:span></text:p>
            </draw:text-box>
          </draw:frame>
        </presentation:notes>
      </draw:page>
      <draw:page draw:name="page15" draw:style-name="dp1" draw:master-page-name="master_5f_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36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9"><text:span text:style-name="T28">Характеристики данных собираются в виде статистики</text:span></text:p>
              </text:list-item>
              <text:list-item>
                <text:p><text:span text:style-name="T10">Статистика нужна для оценки кардинальности</text:span></text:p>
              </text:list-item>
              <text:list-item>
                <text:p><text:span text:style-name="T10">Кардинальность используется для оценки стоимости</text:span></text:p>
              </text:list-item>
              <text:list-item>
                <text:p><text:span text:style-name="T10">Стоимость позволяет выбрать оптимальный план</text:span></text:p>
              </text:list-item>
              <text:list-item>
                <text:p text:style-name="P35"><text:span text:style-name="T10">Основа успеха —</text:span><text:span text:style-name="T10"><text:line-break/></text:span><text:span text:style-name="T10">адекватная статистика и корректная кардинальность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_5f_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4" draw:text-style-name="P38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7"><text:span text:style-name="T29">Создайте индекс на таблице билетов (tickets)</text:span><text:span text:style-name="T29"><text:line-break/></text:span><text:span text:style-name="T29">по имени пассажира (passenger_name).</text:span></text:p>
              </text:list-item>
              <text:list-item>
                <text:p text:style-name="P37"><text:span text:style-name="T30">Какая статистика имеется для этой таблицы?</text:span></text:p>
              </text:list-item>
              <text:list-item>
                <text:p text:style-name="P37"><text:span text:style-name="T29">Объясните оценку кардинальности и выбор плана выполнения следующих запросов:</text:span><text:span text:style-name="T29"><text:line-break/></text:span><text:span text:style-name="T29">а) выборка всех билетов,</text:span><text:span text:style-name="T29"><text:line-break/></text:span><text:span text:style-name="T29">б) выборка билетов на имя </text:span><text:span text:style-name="T31">ALEKSANDR IVANOV</text:span><text:span text:style-name="T29">,</text:span><text:span text:style-name="T29"><text:line-break/></text:span><text:span text:style-name="T29">в) выборка билетов на имя </text:span><text:span text:style-name="T31">ANNA VASILEVA</text:span><text:span text:style-name="T29">,</text:span><text:span text:style-name="T29"><text:line-break/></text:span><text:span text:style-name="T29">г) выборка билета с идентификатором 0005432000284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3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" svg:font-family="'Liberation Serif'" style:font-adornments="Regular" style:font-family-generic="roman"/>
    <style:font-face style:name="FreeSans2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, 'Courier New'" style:font-family-generic="modern" style:font-pitch="fixed"/>
    <style:font-face style:name="Liberation Serif2" svg:font-family="'Liberation Serif'" style:font-pitch="variable"/>
    <style:font-face style:name="OpenSymbol" svg:font-family="OpenSymbol, 'Arial Unicode MS'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3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6" svg:font-family="'Liberation Sans', Arial" style:font-family-generic="roman" style:font-pitch="variable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5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Liberation Mono4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3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3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3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3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2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25DT8H18M53S</meta:editing-duration>
    <meta:editing-cycles>1251</meta:editing-cycles>
    <meta:generator>LibreOffice/6.4.7.2$MacOSX_X86_64 LibreOffice_project/639b8ac485750d5696d7590a72ef1b496725cfb5</meta:generator>
    <dc:date>2024-12-27T11:36:31.843212986</dc:date>
    <dc:creator>Егориус </dc:creator>
    <meta:document-statistic meta:object-count="302"/>
    <meta:template xlink:type="simple" xlink:actuate="onRequest" xlink:title="master" xlink:href="../../../../tmp/DBA1/master.otp" meta:date="2015-06-01T16:50:20.490561969"/>
  </office:meta>
</office:document-meta>
</file>